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auto-grow-height="true" fo:min-height="13.86cm"/>
    </style:style>
    <style:style style:name="P1" style:family="paragraph">
      <style:paragraph-properties style:punctuation-wrap="hanging"/>
      <style:text-properties fo:hyphenate="false"/>
    </style:style>
    <style:style style:name="T1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854cm" presentation:class="title" presentation:user-transformed="true">
          <draw:text-box>
            <text:p>Sea Ice Drift Model<text:line-break/>v3.0.0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 text:style-name="P1"><text:span text:style-name="T1"><presentation:footer/></text:span><text:span text:style-name="T1">EMC Change Configuration Board Meeting</text:span></text:p>
            <text:p text:style-name="P1"><text:span text:style-name="T1">NCO/EMC Kickoff Meeting </text:span></text:p>
          </draw:text-box>
        </draw:frame>
        <draw:frame draw:style-name="gr1" draw:layer="layout" svg:width="11.119cm" svg:height="1.673cm" svg:x="6.985cm" svg:y="7.564cm">
          <draw:text-box>
            <text:p>Robert Grumbine</text:p>
            <text:p>Marine Modeling and Analysis Branch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 presentation:placeholder="true">
          <draw:text-box/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erson – Robert Grumbine</text:p>
              </text:list-item>
              <text:list-item>
                <text:p>Data In – GFS Surface Winds</text:p>
              </text:list-item>
              <text:list-item>
                <text:p>Output – accumulated drift of virtual buoy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7cm" svg:x="1.4cm" svg:y="0.837cm" presentation:class="title">
          <draw:text-box>
            <text:p>Benefits</text:p>
          </draw:text-box>
        </draw:frame>
        <draw:frame presentation:style-name="pr7" draw:layer="layout" svg:width="12.296cm" svg:height="13.86cm" svg:x="1.4cm" svg:y="4.914cm" presentation:class="outline" presentation:user-transformed="true">
          <draw:text-box>
            <text:list text:style-name="L2">
              <text:list-item>
                <text:p>Improved resolution</text:p>
              </text:list-item>
              <text:list-item>
                <text:p>Current ice edge points</text:p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>
          <draw:text-box>
            <text:list text:style-name="L2">
              <text:list-item>
                <text:p>Secondaries:</text:p>
                <text:list>
                  <text:list-item>
                    <text:p>Environmental Equivalence</text:p>
                  </text:list-item>
                  <text:list-item>
                    <text:p>KML output</text:p>
                  </text:list-item>
                  <text:list-item>
                    <text:p>Basis for further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256cm" svg:x="1.4cm" svg:y="0.962cm" presentation:class="title" presentation:user-transformed="true">
          <draw:text-box>
            <text:p>Testing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Piecewise through script (unit testing)</text:p>
              </text:list-item>
              <text:list-item>
                <text:p>Developer Parallel since 4 May 2012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Evaluation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Unchanged algorithm</text:p>
                <text:list>
                  <text:list-item>
                    <text:p>Regress on operations for the reference points (res.)</text:p>
                  </text:list-item>
                </text:list>
              </text:list-item>
              <text:list-item>
                <text:p>Examination of edge points</text:p>
                <text:list>
                  <text:list-item>
                    <text:p>Location</text:p>
                  </text:list-item>
                  <text:list-item>
                    <text:p>Continu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Downstream User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AK</text:p>
                <text:list>
                  <text:list-item>
                    <text:p>Hufford</text:p>
                  </text:list-item>
                  <text:list-item>
                    <text:p>Cole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Statu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RFC submitted 5/21</text:p>
              </text:list-item>
              <text:list-item>
                <text:p>TIN drafted 11/2011</text:p>
              </text:list-item>
              <text:list-item>
                <text:p>(CCB) 5/21</text:p>
              </text:list-item>
              <text:list-item>
                <text:p>(Kickoff meeting) 5/21</text:p>
              </text:list-item>
              <text:list-item>
                <text:p>Developer parallel since 4 May 2014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Resource Requirements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CPU</text:p>
                <text:list>
                  <text:list-item>
                    <text:p>1 CPU</text:p>
                  </text:list-item>
                  <text:list-item>
                    <text:p>~0.05 Gb HWM</text:p>
                  </text:list-item>
                  <text:list-item>
                    <text:p>~ 2 minutes</text:p>
                  </text:list-item>
                </text:list>
              </text:list-item>
              <text:list-item>
                <text:p>Disk</text:p>
                <text:list>
                  <text:list-item>
                    <text:p>Output to /com is ca. 0.05 Gb/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Implementation Planning</text:p>
          </draw:text-box>
        </draw:frame>
        <draw:frame presentation:style-name="pr5" draw:layer="layout" svg:width="25.199cm" svg:height="15.006cm" svg:x="1.4cm" svg:y="4.914cm" presentation:class="outline" presentation:user-transformed="true">
          <draw:text-box>
            <text:list text:style-name="L2">
              <text:list-item>
                <text:p>Product generation</text:p>
                <text:list>
                  <text:list-item>
                    <text:p>Addition of local kml files for qc and easy display</text:p>
                  </text:list-item>
                  <text:list-item>
                    <text:p>Addition of local binary outputs (‘high’ resolution)</text:p>
                  </text:list-item>
                  <text:list-item>
                    <text:p>Data dissemination by extant web + ftp systems, operational and non-</text:p>
                  </text:list-item>
                </text:list>
              </text:list-item>
              <text:list-item>
                <text:p>Libraries</text:p>
                <text:list>
                  <text:list-item>
                    <text:p>MMABlib</text:p>
                  </text:list-item>
                </text:list>
              </text:list-item>
              <text:list-item>
                <text:p>System Utility</text:p>
                <text:list>
                  <text:list-item>
                    <text:p>wgrib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256cm" svg:x="1.4cm" svg:y="0.962cm" presentation:class="title">
          <draw:text-box>
            <text:p>Schedul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EMC FY 2012 AOP – August 2011, for Q3 FY12.</text:p>
              </text:list-item>
              <text:list-item>
                <text:p>(EMC CCB Meeting May 2012)</text:p>
              </text:list-item>
              <text:list-item>
                <text:p>(NCO/EMC Kickoff Meeting May 2012)</text:p>
              </text:list-item>
              <text:list-item>
                <text:p>RFC submitted May 2012</text:p>
              </text:list-item>
              <text:list-item>
                <text:p>(75 Day TIN)</text:p>
              </text:list-item>
              <text:list-item>
                <text:p>(Implementatio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Robert Grumbine</meta:initial-creator>
    <meta:creation-date>2012-04-11T10:20:08</meta:creation-date>
    <meta:editing-duration>PT00H59M47S</meta:editing-duration>
    <meta:editing-cycles>8</meta:editing-cycles>
    <dc:date>2012-05-21T10:04:25</dc:date>
    <dc:creator>Robert Grumbine</dc:creator>
    <meta:generator>OpenOffice.org/3.1$Linux OpenOffice.org_project/310m19$Build-9420</meta:generator>
    <meta:document-statistic meta:object-count="64"/>
  </office:meta>
</office:document-meta>
</file>